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00000002003162551C102A68D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53cm" svg:stroke-color="#09ff9a" draw:marker-start-width="0.279cm" draw:marker-end-width="0.279cm" svg:stroke-opacity="30%" draw:fill-color="#09ff9a" draw:opacity="30%" draw:textarea-horizontal-align="justify" draw:textarea-vertical-align="middle" draw:auto-grow-height="false" fo:min-height="19.701cm" fo:min-width="19.451cm" fo:padding-top="0.151cm" fo:padding-bottom="0.151cm" fo:padding-left="0.276cm" fo:padding-right="0.276cm"/>
    </style:style>
    <style:style style:name="P1" style:family="paragraph">
      <style:paragraph-properties fo:text-align="center"/>
    </style:style>
    <style:style style:name="P2" style:family="paragraph">
      <loext:graphic-properties draw:fill-color="#09ff9a" draw:opacity="30%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20.033cm" svg:height="20.033cm" svg:x="0cm" svg:y="0cm">
          <draw:image xlink:href="Pictures/1000000000000200000002003162551C102A68D3.png" xlink:type="simple" xlink:show="embed" xlink:actuate="onLoad" loext:mime-type="image/png">
            <text:p/>
          </draw:image>
        </draw:frame>
        <draw:custom-shape draw:style-name="gr2" draw:text-style-name="P2" draw:layer="layout" svg:width="20.003cm" svg:height="20.003cm" svg:x="0.043cm" svg:y="0.008cm">
          <text:p/>
          <draw:enhanced-geometry svg:viewBox="0 0 21600 21600" draw:mirror-horizontal="false" draw:mirror-vertic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ID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964cm" fo:page-height="19.96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dc:date>2020-03-23T07:10:03.644000000</dc:date>
    <meta:editing-duration>PT7M26S</meta:editing-duration>
    <meta:editing-cycles>2</meta:editing-cycles>
    <meta:generator>LibreOffice/6.3.4.2$Windows_X86_64 LibreOffice_project/60da17e045e08f1793c57c00ba83cdfce946d0aa</meta:generator>
    <meta:document-statistic meta:object-count="2"/>
  </office:meta>
</office:document-meta>
</file>